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NU 3.0 Developer log day 19</text:p>
      <text:p text:style-name="Standard">Not much of an update today. Today is the last day of my 6 day break. I added a few features such as the cookie jar, and upload center</text:p>
      <text:p text:style-name="Standard">There is now full access to SNU 0 but it doesn't feel like much. Just a bunch of extra HTML work for nothing. Hopefully people enjoy it</text:p>
      <text:p text:style-name="Standard">I was going to make a tribute to Pie-Pivot-o, a YouTuber who died a couple days ago due to suicide, but I just didn't have the time</text:p>
      <text:p text:style-name="Standard">I updated the HTML references so that they easier for me and other developers to access. There is now a 2 way system to the resources and it works pretty well</text:p>
      <text:p text:style-name="Standard">Sean Myrick on February 18th 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9T12:57:36.455000000</meta:creation-date>
    <dc:date>2019-02-19T12:57:56.500000000</dc:date>
    <meta:editing-duration>PT21S</meta:editing-duration>
    <meta:editing-cycles>1</meta:editing-cycles>
    <meta:document-statistic meta:table-count="0" meta:image-count="0" meta:object-count="0" meta:page-count="1" meta:paragraph-count="6" meta:word-count="126" meta:character-count="619" meta:non-whitespace-character-count="499"/>
    <meta:generator>LibreOffice/6.1.2.1$Windows_X86_64 LibreOffice_project/65905a128db06ba48db947242809d14d3f9a93fe</meta:generator>
  </office:meta>
</office:document-meta>
</file>